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fo:border-right="0.5pt solid #808080" fo:border-top="0.5pt solid #808080" fo:background-color="#ff0000" fo:border-left="0.5pt solid #808080" fo:border-bottom="0.5pt solid #808080" style:vertical-align="bottom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vertical-align="bottom" fo:border-left="0.5pt solid #808080" fo:border-right="0.5pt solid #808080" fo:background-color="#008000" fo:border-bottom="0.5pt solid #808080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vertical-align="bottom" fo:border-left="0.5pt solid #808080" fo:border-right="0.5pt solid #808080" fo:background-color="#ff0000" fo:border-bottom="0.5pt solid #808080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 fo:border-left="0.5pt solid #808080" fo:border-right="0.5pt solid #808080" fo:background-color="#008000" fo:border-bottom="0.5pt solid #808080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style:vertical-align="bottom" fo:border-right="0.5pt solid #808080" fo:background-color="#ff0000" fo:border-bottom="0.5pt solid #808080" fo:border-top="0.5pt solid #808080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vertical-align="bottom" fo:border-right="0.5pt solid #808080" fo:background-color="#008000" fo:border-bottom="0.5pt solid #808080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vertical-align="bottom" fo:border-right="0.5pt solid #808080" fo:background-color="#ff0000" fo:border-bottom="0.5pt solid #808080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 fo:border-bottom="0.5pt solid #808080" fo:border-right="0.5pt solid #808080" fo:background-color="#008000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vertical-align="bottom" fo:border-right="0.5pt solid #808080" fo:background-color="#ff0000" fo:border-bottom="0.5pt solid #808080" fo:border-top="0.5pt solid #808080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 fo:border-right="0.5pt solid #808080" fo:background-color="#008000" fo:border-bottom="0.5pt solid #808080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vertical-align="bottom" fo:border-right="0.5pt solid #808080" fo:background-color="#ff0000" fo:border-bottom="0.5pt solid #80808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 fo:border-bottom="0.5pt solid #808080" fo:border-right="0.5pt solid #808080" fo:background-color="#008000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 fo:border-right="0.5pt solid #808080" fo:background-color="#ff0000" fo:border-bottom="0.5pt solid #808080" fo:border-top="0.5pt solid #808080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 fo:border-right="0.5pt solid #808080" fo:background-color="#008000" fo:border-bottom="0.5pt solid #808080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vertical-align="bottom" fo:border-right="0.5pt solid #808080" fo:background-color="#ff0000" fo:border-bottom="0.5pt solid #808080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 fo:border-bottom="0.5pt solid #808080" fo:border-right="0.5pt solid #808080" fo:background-color="#008000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vertical-align="bottom" fo:border-right="0.5pt solid #808080" fo:background-color="#ff0000" fo:border-bottom="0.5pt solid #808080" fo:border-top="0.5pt solid #808080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vertical-align="bottom" fo:border-right="0.5pt solid #808080" fo:background-color="#008000" fo:border-bottom="0.5pt solid #808080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vertical-align="bottom" fo:border-right="0.5pt solid #808080" fo:background-color="#ff0000" fo:border-bottom="0.5pt solid #808080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bottom" fo:border-right="0.5pt solid #808080" fo:background-color="#008000" fo:border-bottom="0.5pt solid #808080"/>
    </style:style>
    <style:style style:family="paragraph" style:name="CellContent20" style:display-name="CellContent20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  <style:style style:family="paragraph" style:name="Sp1" style:display-name="Sp1">
      <style:paragraph-properties style:line-spacing="14.1732283465pt"/>
    </style:style>
    <style:style style:family="table-cell" style:name="TableCell21" style:display-name="TableCell21">
      <style:table-cell-properties fo:border-right="0.5pt solid #808080" fo:border-top="0.5pt solid #808080" fo:background-color="#ff0000" fo:border-left="0.5pt solid #808080" fo:border-bottom="0.5pt solid #808080" style:vertical-align="bottom"/>
    </style:style>
    <style:style style:family="paragraph" style:name="CellContent21" style:display-name="CellContent21">
      <style:text-properties/>
      <style:paragraph-properties/>
    </style:style>
    <style:style style:family="table-cell" style:name="TableCell22" style:display-name="TableCell22">
      <style:table-cell-properties style:vertical-align="bottom" fo:border-left="0.5pt solid #808080" fo:border-right="0.5pt solid #808080" fo:background-color="#ff0000" fo:border-bottom="0.5pt solid #808080"/>
    </style:style>
    <style:style style:family="paragraph" style:name="CellContent22" style:display-name="CellContent22">
      <style:text-properties/>
      <style:paragraph-properties/>
    </style:style>
    <style:style style:family="table-cell" style:name="TableCell23" style:display-name="TableCell23">
      <style:table-cell-properties style:vertical-align="bottom" fo:border-left="0.5pt solid #808080" fo:border-right="0.5pt solid #808080" fo:background-color="#ff0000" fo:border-bottom="0.5pt solid #808080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style:vertical-align="bottom" fo:border-left="0.5pt solid #808080" fo:border-right="0.5pt solid #808080" fo:background-color="#ff0000" fo:border-bottom="0.5pt solid #808080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style:vertical-align="bottom" fo:border-right="0.5pt solid #808080" fo:background-color="#008000" fo:border-bottom="0.5pt solid #808080" fo:border-top="0.5pt solid #808080"/>
    </style:style>
    <style:style style:family="paragraph" style:name="CellContent25" style:display-name="CellContent25">
      <style:text-properties/>
      <style:paragraph-properties/>
    </style:style>
    <style:style style:family="table-cell" style:name="TableCell26" style:display-name="TableCell26">
      <style:table-cell-properties style:vertical-align="bottom" fo:border-right="0.5pt solid #808080" fo:background-color="#008000" fo:border-bottom="0.5pt solid #808080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style:vertical-align="bottom" fo:border-right="0.5pt solid #808080" fo:background-color="#008000" fo:border-bottom="0.5pt solid #808080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style:vertical-align="bottom" fo:border-bottom="0.5pt solid #808080" fo:border-right="0.5pt solid #808080" fo:background-color="#008000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style:vertical-align="bottom" fo:border-right="0.5pt solid #808080" fo:background-color="#ff0000" fo:border-bottom="0.5pt solid #808080" fo:border-top="0.5pt solid #808080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style:vertical-align="bottom" fo:border-right="0.5pt solid #808080" fo:background-color="#ff0000" fo:border-bottom="0.5pt solid #808080"/>
    </style:style>
    <style:style style:family="paragraph" style:name="CellContent30" style:display-name="CellContent30">
      <style:text-properties/>
      <style:paragraph-properties/>
    </style:style>
    <style:style style:family="table-cell" style:name="TableCell31" style:display-name="TableCell31">
      <style:table-cell-properties style:vertical-align="bottom" fo:border-right="0.5pt solid #808080" fo:background-color="#ff0000" fo:border-bottom="0.5pt solid #808080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style:vertical-align="bottom" fo:border-bottom="0.5pt solid #808080" fo:border-right="0.5pt solid #808080" fo:background-color="#ff0000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style:vertical-align="bottom" fo:border-right="0.5pt solid #808080" fo:background-color="#008000" fo:border-bottom="0.5pt solid #808080" fo:border-top="0.5pt solid #808080"/>
    </style:style>
    <style:style style:family="paragraph" style:name="CellContent33" style:display-name="CellContent33">
      <style:text-properties/>
      <style:paragraph-properties/>
    </style:style>
    <style:style style:family="table-cell" style:name="TableCell34" style:display-name="TableCell34">
      <style:table-cell-properties style:vertical-align="bottom" fo:border-right="0.5pt solid #808080" fo:background-color="#008000" fo:border-bottom="0.5pt solid #808080"/>
    </style:style>
    <style:style style:family="paragraph" style:name="CellContent34" style:display-name="CellContent34">
      <style:text-properties/>
      <style:paragraph-properties/>
    </style:style>
    <style:style style:family="table-cell" style:name="TableCell35" style:display-name="TableCell35">
      <style:table-cell-properties style:vertical-align="bottom" fo:border-right="0.5pt solid #808080" fo:background-color="#008000" fo:border-bottom="0.5pt solid #808080"/>
    </style:style>
    <style:style style:family="paragraph" style:name="CellContent35" style:display-name="CellContent35">
      <style:text-properties/>
      <style:paragraph-properties/>
    </style:style>
    <style:style style:family="table-cell" style:name="TableCell36" style:display-name="TableCell36">
      <style:table-cell-properties style:vertical-align="bottom" fo:border-bottom="0.5pt solid #808080" fo:border-right="0.5pt solid #808080" fo:background-color="#008000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style:vertical-align="bottom" fo:border-right="0.5pt solid #808080" fo:background-color="#ff0000" fo:border-bottom="0.5pt solid #808080" fo:border-top="0.5pt solid #808080"/>
    </style:style>
    <style:style style:family="paragraph" style:name="CellContent37" style:display-name="CellContent37">
      <style:text-properties/>
      <style:paragraph-properties/>
    </style:style>
    <style:style style:family="table-cell" style:name="TableCell38" style:display-name="TableCell38">
      <style:table-cell-properties style:vertical-align="bottom" fo:border-right="0.5pt solid #808080" fo:background-color="#ff0000" fo:border-bottom="0.5pt solid #808080"/>
    </style:style>
    <style:style style:family="paragraph" style:name="CellContent38" style:display-name="CellContent38">
      <style:text-properties/>
      <style:paragraph-properties/>
    </style:style>
    <style:style style:family="table-cell" style:name="TableCell39" style:display-name="TableCell39">
      <style:table-cell-properties style:vertical-align="bottom" fo:border-right="0.5pt solid #808080" fo:background-color="#ff0000" fo:border-bottom="0.5pt solid #808080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style:vertical-align="bottom" fo:border-right="0.5pt solid #808080" fo:background-color="#ff0000" fo:border-bottom="0.5pt solid #808080"/>
    </style:style>
    <style:style style:family="paragraph" style:name="CellContent40" style:display-name="CellContent40">
      <style:text-properties/>
      <style:paragraph-properties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5" style:display-name="TableRow5">
      <style:table-row-properties style:use-optimal-row-height="true"/>
    </style:style>
    <style:style style:family="table-row" style:name="TableRow6" style:display-name="TableRow6">
      <style:table-row-properties style:use-optimal-row-height="true"/>
    </style:style>
    <style:style style:family="table-row" style:name="TableRow7" style:display-name="TableRow7">
      <style:table-row-properties style:use-optimal-row-height="true"/>
    </style:style>
    <style:style style:family="table-row" style:name="TableRow8" style:display-name="TableRow8">
      <style:table-row-properties style:use-optimal-row-heigh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8">10</text:span></text:p>
          </table:table-cell>
          <table:table-cell table:style-name="TableCell6" office:value-type="string">
            <text:p text:style-name="CellContent6"><text:span text:style-name="T9">11</text:span></text:p>
          </table:table-cell>
          <table:table-cell table:style-name="TableCell10" office:value-type="string">
            <text:p text:style-name="CellContent10"><text:span text:style-name="T10">12</text:span></text:p>
          </table:table-cell>
          <table:table-cell table:style-name="TableCell14" office:value-type="string">
            <text:p text:style-name="CellContent14"><text:span text:style-name="T11">13</text:span></text:p>
          </table:table-cell>
          <table:table-cell table:style-name="TableCell18" office:value-type="string">
            <text:p text:style-name="CellContent18"><text:span text:style-name="T12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3">20</text:span></text:p>
          </table:table-cell>
          <table:table-cell table:style-name="TableCell7" office:value-type="string">
            <text:p text:style-name="CellContent7"><text:span text:style-name="T14">21</text:span></text:p>
          </table:table-cell>
          <table:table-cell table:style-name="TableCell11" office:value-type="string">
            <text:p text:style-name="CellContent11"><text:span text:style-name="T15">22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9" office:value-type="string">
            <text:p text:style-name="CellContent19"><text:span text:style-name="T17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8">30</text:span></text:p>
          </table:table-cell>
          <table:table-cell table:style-name="TableCell8" office:value-type="string">
            <text:p text:style-name="CellContent8"><text:span text:style-name="T19">31</text:span></text:p>
          </table:table-cell>
          <table:table-cell table:style-name="TableCell12" office:value-type="string">
            <text:p text:style-name="CellContent12"><text:span text:style-name="T20">32</text:span></text:p>
          </table:table-cell>
          <table:table-cell table:style-name="TableCell16" office:value-type="string">
            <text:p text:style-name="CellContent16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5" office:value-type="string">
            <text:p text:style-name="CellContent25"><text:span text:style-name="T24">01</text:span></text:p>
          </table:table-cell>
          <table:table-cell table:style-name="TableCell29" office:value-type="string">
            <text:p text:style-name="CellContent29"><text:span text:style-name="T25">02</text:span></text:p>
          </table:table-cell>
          <table:table-cell table:style-name="TableCell33" office:value-type="string">
            <text:p text:style-name="CellContent33"><text:span text:style-name="T26">03</text:span></text:p>
          </table:table-cell>
          <table:table-cell table:style-name="TableCell37" office:value-type="string">
            <text:p text:style-name="CellContent37"><text:span text:style-name="T27">04</text:span></text:p>
          </table:table-cell>
        </table:table-row>
        <table:table-row table:style-name="TableRow6">
          <table:table-cell table:style-name="TableCell22" office:value-type="string">
            <text:p text:style-name="CellContent22"><text:span text:style-name="T28">10</text:span></text:p>
          </table:table-cell>
          <table:table-cell table:style-name="TableCell26" office:value-type="string">
            <text:p text:style-name="CellContent26"><text:span text:style-name="T29">11</text:span></text:p>
          </table:table-cell>
          <table:table-cell table:style-name="TableCell30" office:value-type="string">
            <text:p text:style-name="CellContent30"><text:span text:style-name="T30">12</text:span></text:p>
          </table:table-cell>
          <table:table-cell table:style-name="TableCell34" office:value-type="string">
            <text:p text:style-name="CellContent34"><text:span text:style-name="T31">13</text:span></text:p>
          </table:table-cell>
          <table:table-cell table:style-name="TableCell38" office:value-type="string">
            <text:p text:style-name="CellContent38"><text:span text:style-name="T32">14</text:span></text:p>
          </table:table-cell>
        </table:table-row>
        <table:table-row table:style-name="TableRow7">
          <table:table-cell table:style-name="TableCell23" office:value-type="string">
            <text:p text:style-name="CellContent23"><text:span text:style-name="T33">20</text:span></text:p>
          </table:table-cell>
          <table:table-cell table:style-name="TableCell27" office:value-type="string">
            <text:p text:style-name="CellContent27"><text:span text:style-name="T34">21</text:span></text:p>
          </table:table-cell>
          <table:table-cell table:style-name="TableCell31" office:value-type="string">
            <text:p text:style-name="CellContent31"><text:span text:style-name="T35">22</text:span></text:p>
          </table:table-cell>
          <table:table-cell table:style-name="TableCell35" office:value-type="string">
            <text:p text:style-name="CellContent35"><text:span text:style-name="T36">23</text:span></text:p>
          </table:table-cell>
          <table:table-cell table:style-name="TableCell39" office:value-type="string">
            <text:p text:style-name="CellContent39"><text:span text:style-name="T37">24</text:span></text:p>
          </table:table-cell>
        </table:table-row>
        <table:table-row table:style-name="TableRow8">
          <table:table-cell table:style-name="TableCell24" office:value-type="string">
            <text:p text:style-name="CellContent24"><text:span text:style-name="T38">30</text:span></text:p>
          </table:table-cell>
          <table:table-cell table:style-name="TableCell28" office:value-type="string">
            <text:p text:style-name="CellContent28"><text:span text:style-name="T39">31</text:span></text:p>
          </table:table-cell>
          <table:table-cell table:style-name="TableCell32" office:value-type="string">
            <text:p text:style-name="CellContent32"><text:span text:style-name="T40">32</text:span></text:p>
          </table:table-cell>
          <table:table-cell table:style-name="TableCell36" office:value-type="string">
            <text:p text:style-name="CellContent36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